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axpResolver.resolveResource( String type , String namespace , String publicId , String systemId , String bas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JaxpResolver.JaxpResolver( SourceResolver sourceResolver , EntityResolver entityResol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